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4200" calcext:value-type="float">
            <text:p>44200</text:p>
          </table:table-cell>
          <table:table-cell table:formula="of:=40666+2/3" office:value-type="float" office:value="40666.6666666667" calcext:value-type="float">
            <text:p>40666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– avg ^ 2</text:p>
          </table:table-cell>
          <table:table-cell office:value-type="string" calcext:value-type="string">
            <text:p>No – avg ^ 2</text:p>
          </table:table-cell>
          <table:table-cell/>
          <table:table-cell table:formula="of:=(SUM([.D15:.D19])+SUM([.E15:.E20]))/9" office:value-type="float" office:value="82403703.7037037" calcext:value-type="float">
            <text:p>82403703.703703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([.A15]-[.$D$13])^2" office:value-type="float" office:value="148840000" calcext:value-type="float">
            <text:p>148840000</text:p>
          </table:table-cell>
          <table:table-cell table:formula="of:=([.B15]-[.$E$13])^2" office:value-type="float" office:value="245444444.444444" calcext:value-type="float">
            <text:p>245444444.444444</text:p>
          </table:table-cell>
          <table:table-cell/>
          <table:table-cell table:formula="of:=SQRT([.G14])" office:value-type="float" office:value="9077.64857789195" calcext:value-type="float">
            <text:p>9077.6485778919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([.A16]-[.$D$13])^2" office:value-type="float" office:value="1440000" calcext:value-type="float">
            <text:p>1440000</text:p>
          </table:table-cell>
          <table:table-cell table:formula="of:=([.B16]-[.$E$13])^2" office:value-type="float" office:value="32111111.1111111" calcext:value-type="float">
            <text:p>32111111.1111111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1000" calcext:value-type="float">
            <text:p>41000</text:p>
          </table:table-cell>
          <table:table-cell/>
          <table:table-cell table:formula="of:=([.A17]-[.$D$13])^2" office:value-type="float" office:value="40000" calcext:value-type="float">
            <text:p>40000</text:p>
          </table:table-cell>
          <table:table-cell table:formula="of:=([.B17]-[.$E$13])^2" office:value-type="float" office:value="111111.111111113" calcext:value-type="float">
            <text:p>111111.111111113</text:p>
          </table:table-cell>
          <table:table-cell table:number-columns-repeated="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([.A18]-[.$D$13])^2" office:value-type="float" office:value="23040000" calcext:value-type="float">
            <text:p>23040000</text:p>
          </table:table-cell>
          <table:table-cell table:formula="of:=([.B18]-[.$E$13])^2" office:value-type="float" office:value="1777777.77777778" calcext:value-type="float">
            <text:p>1777777.77777778</text:p>
          </table:table-cell>
          <table:table-cell table:number-columns-repeated="2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47500" calcext:value-type="float">
            <text:p>47500</text:p>
          </table:table-cell>
          <table:table-cell/>
          <table:table-cell table:formula="of:=([.A19]-[.$D$13])^2" office:value-type="float" office:value="77440000" calcext:value-type="float">
            <text:p>77440000</text:p>
          </table:table-cell>
          <table:table-cell table:formula="of:=([.B19]-[.$E$13])^2" office:value-type="float" office:value="46694444.4444445" calcext:value-type="float">
            <text:p>46694444.4444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table:number-columns-repeated="2"/>
          <table:table-cell table:formula="of:=([.B20]-[.$E$13])^2" office:value-type="float" office:value="164694444.444445" calcext:value-type="float">
            <text:p>164694444.4444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4:46:59.478992092</meta:creation-date>
    <dc:date>2017-01-28T16:34:21.453713406</dc:date>
    <meta:editing-duration>PT1H37M11S</meta:editing-duration>
    <meta:editing-cycles>1</meta:editing-cycles>
    <meta:document-statistic meta:table-count="1" meta:cell-count="53" meta:object-count="0"/>
    <meta:generator>LibreOffice/5.2.2.2$Linux_X86_64 LibreOffice_project/20m0$Build-2</meta:generator>
  </office:meta>
</office:document-meta>
</file>